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142d" officeooo:paragraph-rsid="001c142d"/>
    </style:style>
    <style:style style:name="P2" style:family="paragraph" style:parent-style-name="Standard">
      <style:text-properties officeooo:rsid="001c142d" officeooo:paragraph-rsid="001eaffd"/>
    </style:style>
    <style:style style:name="P3" style:family="paragraph" style:parent-style-name="Standard">
      <style:text-properties officeooo:rsid="001eaffd" officeooo:paragraph-rsid="001c142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d21e0" style:font-style-asian="normal" style:font-style-complex="normal"/>
    </style:style>
    <style:style style:name="T4" style:family="text">
      <style:text-properties fo:font-style="normal" officeooo:rsid="001dd2e8" style:font-style-asian="normal" style:font-style-complex="normal"/>
    </style:style>
    <style:style style:name="T5" style:family="text">
      <style:text-properties fo:font-style="normal" officeooo:rsid="001eaffd" style:font-style-asian="normal" style:font-style-complex="normal"/>
    </style:style>
    <style:style style:name="T6" style:family="text">
      <style:text-properties fo:font-style="normal" officeooo:rsid="002060ef"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proliferation of large-scale <text:span text:style-name="T1">in vivo </text:span><text:span text:style-name="T2">imaging and electrophysiology has generatated massive </text:span><text:span text:style-name="T3">amounts of data from which the structure of networks and activity can be inferred. Traditional approaches to the categorization and decoding of structured population activity identify computational modules known as neuronal ensembles, though are generally ineffective in providing interpretable information about the individual contribution of their constituency. Likewise, traditional approaches to network analysis are capable of describing functional connectivity and structure without identifying ascribing value-laden interpretations. Probabilistic graphical modeling is a common strategy for identifying structure in sequences of observation, though often intractable in practice—unless each observation </text:span><text:span text:style-name="T4">is conditionally independent. The conditional random field avoids these weaknesses by considering a graphical structure representing the conditional independencies within </text:span><text:span text:style-name="T5">the set, rather than the assuming each observation is conditional independent. It follows that CRFs outperform things in the #realworld.</text:span></text:p>
      <text:p text:style-name="P3"><text:span text:style-name="T2"/></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5T12:16:40.933745813</meta:creation-date>
    <dc:date>2021-08-25T13:17:23.081544940</dc:date>
    <meta:editing-duration>PT30M11S</meta:editing-duration>
    <meta:editing-cycles>3</meta:editing-cycles>
    <meta:generator>LibreOffice/6.0.7.3$Linux_X86_64 LibreOffice_project/00m0$Build-3</meta:generator>
    <meta:document-statistic meta:table-count="0" meta:image-count="0" meta:object-count="0" meta:page-count="1" meta:paragraph-count="1" meta:word-count="140" meta:character-count="1113" meta:non-whitespace-character-count="974"/>
  </office:meta>
</office:document-meta>
</file>